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  <style:text-properties fo:font-family="FreeSans" style:font-family-generic="swiss" style:font-pitch="variable" fo:font-size="16pt" style:font-size-asian="18pt" style:font-size-complex="18pt"/>
    </style:style>
    <style:style style:name="P2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16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6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16pt" style:font-size-asian="18pt" style:font-size-complex="18pt"/>
    </style:style>
    <style:style style:name="P5" style:family="paragraph">
      <style:paragraph-properties fo:text-align="center"/>
      <style:text-properties fo:font-family="FreeMono" style:font-style-name="Normal" style:font-family-generic="modern" style:font-pitch="fixed" fo:font-size="14pt" fo:letter-spacing="-0.007cm" fo:font-style="normal" fo:font-weight="normal" style:font-size-asian="18pt" style:font-size-complex="18pt"/>
    </style:style>
    <style:style style:name="P6" style:family="paragraph">
      <style:paragraph-properties fo:margin-left="0cm" fo:margin-right="0cm" fo:text-indent="0cm"/>
      <style:text-properties fo:font-family="FreeMono" style:font-style-name="Normal" style:font-family-generic="modern" style:font-pitch="fixed" fo:font-size="14pt" fo:letter-spacing="-0.007cm" fo:font-style="normal" fo:font-weight="normal" style:font-size-asian="18pt" style:font-size-complex="18pt"/>
    </style:style>
    <style:style style:name="P7" style:family="paragraph">
      <style:paragraph-properties fo:margin-left="0cm" fo:margin-right="0cm" fo:text-indent="0cm"/>
      <style:text-properties fo:font-family="FreeSans" style:font-family-generic="swiss" style:font-pitch="variable" fo:font-size="16pt" style:font-size-asian="18pt" style:font-size-complex="18pt"/>
    </style:style>
    <style:style style:name="T1" style:family="text">
      <style:text-properties fo:font-family="FreeSans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.767cm" svg:height="7.413cm" svg:x="14.868cm" svg:y="0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67cm" svg:height="1.215cm" svg:x="15.118cm" svg:y="1.372cm">
          <text:p text:style-name="P2">Order_vecto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97cm" svg:height="1.215cm" svg:x="15.103cm" svg:y="3.268cm">
          <text:p text:style-name="P2">Order_matrix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4cm" svg:height="1.215cm" svg:x="0.551cm" svg:y="1.354cm">
          <text:p text:style-name="P3"><text:span text:style-name="T1">dist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051cm" svg:y1="3.895cm" svg:x2="14.622cm" svg:y2="3.895cm">
          <text:p/>
        </draw:line>
        <draw:frame draw:style-name="gr5" draw:text-style-name="P6" draw:layer="layout" svg:width="8.321cm" svg:height="0.755cm" svg:x="5.142cm" svg:y="1.226cm">
          <draw:text-box>
            <text:p text:style-name="P6">seriate(x, method, control)</text:p>
          </draw:text-box>
        </draw:frame>
        <draw:custom-shape draw:style-name="gr3" draw:text-style-name="P4" draw:layer="layout" svg:width="3.14cm" svg:height="1.215cm" svg:x="0.551cm" svg:y="3.244cm">
          <text:p text:style-name="P3"><text:span text:style-name="T1">matri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4cm" svg:height="1.215cm" svg:x="0.551cm" svg:y="5.082cm">
          <text:p text:style-name="P3"><text:span text:style-name="T1">hclus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4cm" svg:height="1.215cm" svg:x="0.551cm" svg:y="6.509cm">
          <text:p text:style-name="P3"><text:span text:style-name="T1">dis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244cm" svg:height="2.608cm" svg:x="3.991cm" svg:y="5.079cm">
          <text:p/>
          <draw:enhanced-geometry svg:viewBox="0 0 21600 21600" draw:mirror-vertical="false" draw:mirror-horizont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2" draw:layer="layout" svg:width="4.21cm" svg:height="1.613cm" svg:x="15.146cm" svg:y="5.68cm">
          <text:p text:style-name="P2">Order_vector /</text:p>
          <text:p text:style-name="P2">hclust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937cm" svg:height="0.814cm" svg:x="17.49cm" svg:y="0.406cm">
          <draw:text-box>
            <text:p text:style-name="P7">Order</text:p>
          </draw:text-box>
        </draw:frame>
        <draw:frame draw:style-name="gr5" draw:text-style-name="P6" draw:layer="layout" svg:width="10.636cm" svg:height="0.755cm" svg:x="3.973cm" svg:y="3.123cm">
          <draw:text-box>
            <text:p text:style-name="P6">seriate(x, method, control, margin)</text:p>
          </draw:text-box>
        </draw:frame>
        <draw:line draw:style-name="gr4" draw:text-style-name="P5" draw:layer="layout" svg:x1="4.511cm" svg:y1="6.398cm" svg:x2="14.56cm" svg:y2="6.396cm">
          <text:p/>
        </draw:line>
        <draw:frame draw:style-name="gr5" draw:text-style-name="P6" draw:layer="layout" svg:width="10.057cm" svg:height="0.755cm" svg:x="4.465cm" svg:y="5.645cm">
          <draw:text-box>
            <text:p text:style-name="P6">seriate(x, dist, method, control)</text:p>
          </draw:text-box>
        </draw:frame>
        <draw:line draw:style-name="gr4" draw:text-style-name="P5" draw:layer="layout" svg:x1="4.051cm" svg:y1="2cm" svg:x2="14.622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 Condensed'" style:font-family-generic="roman" style:font-pitch="variable" fo:font-size="24pt" fo:language="de" fo:country="AT" style:font-family-asian="'DejaVu Sans Condensed'" style:font-family-generic-asian="system" style:font-pitch-asian="variable" style:font-size-asian="24pt" style:language-asian="en" style:country-asian="US" style:font-family-complex="'DejaVu Sans Condensed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8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4-02T16:45:55</meta:creation-date>
    <dc:date>2007-04-03T11:28:58</dc:date>
    <dc:language>de-AT</dc:language>
    <meta:editing-cycles>8</meta:editing-cycles>
    <meta:editing-duration>PT31M38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